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9cm" fo:min-width="2.477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0.78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.042cm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4cm" fo:min-width="1.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8cm" fo:min-width="1.892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draw:fill="none" fo:min-height="0.70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4cm" fo:min-width="1.9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7cm" fo:min-width="1.892cm"/>
    </style:style>
    <style:style style:name="gr15" style:family="graphic" style:parent-style-name="standard">
      <style:graphic-properties draw:stroke="none" draw:fill="none" fo:min-height="0.6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9cm" fo:min-width="4.848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4cm" fo:min-width="1.99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5cm" fo:min-width="1.9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4cm" fo:min-width="3.22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9cm" fo:min-width="1.89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1.99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4.72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3.58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9cm" fo:min-width="3.39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1cm" fo:min-width="9.1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text-properties fo:font-size="19.299999237060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9.2999992370605pt"/>
    </style:style>
    <style:style style:name="P5" style:family="paragraph">
      <style:text-properties fo:font-size="15pt" fo:font-weight="bold" style:font-size-asian="14pt" style:font-weight-asian="bold" style:font-size-complex="14pt" style:font-weight-complex="bold"/>
    </style:style>
    <style:style style:name="P6" style:family="paragraph">
      <style:text-properties fo:font-size="15pt" style:font-size-asian="14pt" style:font-size-complex="14pt"/>
    </style:style>
    <style:style style:name="P7" style:family="paragraph">
      <style:text-properties fo:color="#0000ff" fo:font-size="19.2999992370605pt" fo:font-weight="bold" style:font-weight-asian="bold" style:font-weight-complex="bold"/>
    </style:style>
    <style:style style:name="P8" style:family="paragraph">
      <style:paragraph-properties fo:text-align="center"/>
      <style:text-properties fo:font-size="15pt" fo:font-weight="bold" style:font-size-asian="14pt" style:font-weight-asian="bold" style:font-size-complex="14pt" style:font-weight-complex="bold"/>
    </style:style>
    <style:style style:name="P9" style:family="paragraph">
      <style:text-properties fo:font-size="44pt" fo:font-weight="bold" style:font-size-asian="44pt" style:font-weight-asian="bold" style:font-size-complex="44pt" style:font-weight-complex="bold"/>
    </style:style>
    <style:style style:name="P10" style:family="paragraph">
      <style:text-properties fo:font-size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9.2999992370605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301cm" svg:x="1.4cm" svg:y="3.74cm" presentation:class="title" presentation:user-transformed="true">
          <draw:text-box>
            <text:p><text:span text:style-name="T1">FairTest: A Unit Testing Framework for Uncovering Discrimination Bugs</text:span><text:span text:style-name="T1"><text:line-break/></text:span><text:span text:style-name="T1">in Data Driven Applications</text:span><text:span text:style-name="T1"><text:line-break/></text:span><text:span text:style-name="T1"/></text:p>
          </draw:text-box>
        </draw:frame>
        <draw:frame presentation:style-name="pr2" draw:layer="layout" svg:width="24.639cm" svg:height="12.179cm" svg:x="1.561cm" svg:y="6.921cm" presentation:class="subtitle" presentation:user-transformed="true">
          <draw:text-box>
            <text:p>Vaggelis Atlidakis and Derek He</text:p>
            <text:p/>
            <text:p/>
            <text:p>March 10, 201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4.639cm" svg:height="12.179cm" svg:x="1.4cm" svg:y="4.814cm" presentation:class="outline" presentation:user-transformed="true">
          <draw:text-box>
            <text:list text:style-name="L2">
              <text:list-item>
                <text:p>Modern data-driven applications collect and process vast amounts of data</text:p>
              </text:list-item>
              <text:list-item>
                <text:p>Little has been done to allow developers understand the use of those data</text:p>
              </text:list-item>
              <text:list-item>
                <text:p>Lack of transparency may lead to privacy implications</text:p>
              </text:list-item>
              <text:list-item>
                <text:p>Discrimination/unequal treatment of us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tion – Exampl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Websites vary prices based on certain users' information</text:p>
              </text:list-item>
              <text:list-item>
                <text:p>Residents of a borough consistently receive higher prices than residents of another.</text:p>
              </text:list-item>
              <text:list-item>
                <text:p>This may lead into sensitive situations of illegal discrimination, e.g., based on race</text:p>
              </text:list-item>
              <text:list-item>
                <text:p><text:s/>Unintentional sensitive discrimination happened in the “Staples case” (The Wall Street Journal 8/4/201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lated Work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athematically formalize treatment of individuals within a set</text:p>
              </text:list-item>
              <text:list-item>
                <text:p>Define statistical parity and study fairness on the treatment of individuals</text:p>
                <text:list>
                  <text:list-item>
                    <text:p>Dwork et al. “Fairness Through Awareness”`</text:p>
                  </text:list-item>
                </text:list>
              </text:list-item>
              <text:list-item>
                <text:p>Removing Disparate impact (target on neutral selection of individuals)</text:p>
                <text:list>
                  <text:list-item>
                    <text:p>Friedler et al. “Certifying and removing disparete impac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airTest Framework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 unit testing framework for developers of Model-View-Controler (MVC) applications</text:p>
              </text:list-item>
              <text:list-item>
                <text:p>Help identify discriminatory treatment of end users<text:tab/></text:p>
              </text:list-item>
              <text:list-item>
                <text:p>Examine input/output correlation on different end user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2" draw:layer="layout" svg:width="2.977cm" svg:height="1.179cm" svg:x="8.172cm" svg:y="7.825cm">
          <draw:text-box>
            <text:p><text:span text:style-name="T2">MODEL</text:span></text:p>
          </draw:text-box>
        </draw:frame>
        <draw:custom-shape draw:style-name="gr3" draw:text-style-name="P3" draw:layer="layout" svg:width="1.727cm" svg:height="0.322cm" svg:x="8.674cm" svg:y="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727cm" svg:height="0.322cm" svg:x="8.673cm" svg:y="9.539cm">
          <text:p text:style-name="P3"><text:span text:style-name="T2">`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727cm" svg:height="0.322cm" svg:x="8.673cm" svg:y="10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5.221cm" svg:height="1.032cm" svg:x="14.785cm" svg:y="1.422cm">
          <draw:text-box>
            <text:p><text:span text:style-name="T2">USER VIEW</text:span></text:p>
          </draw:text-box>
        </draw:frame>
        <draw:frame draw:style-name="gr5" draw:text-style-name="P2" draw:layer="layout" svg:width="5.221cm" svg:height="1.032cm" svg:x="14.894cm" svg:y="12.036cm">
          <draw:text-box>
            <text:p><text:span text:style-name="T2">ADMIN VIEW</text:span></text:p>
          </draw:text-box>
        </draw:frame>
        <draw:frame draw:style-name="gr6" draw:layer="layout" svg:width="0.542cm" svg:height="1.187cm" svg:x="16.191cm" svg:y="3.215cm">
          <draw:text-box>
            <text:p/>
          </draw:text-box>
        </draw:frame>
        <draw:custom-shape draw:style-name="gr7" draw:text-style-name="P3" draw:layer="layout" svg:width="4.965cm" svg:height="1.501cm" svg:x="0.692cm" svg:y="8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5.949cm" svg:y1="9.219cm" svg:x2="7.784cm" svg:y2="9.219cm">
          <text:p/>
        </draw:line>
        <draw:line draw:style-name="gr8" draw:text-style-name="P3" draw:layer="layout" svg:x1="12.089cm" svg:y1="8.897cm" svg:x2="14.356cm" svg:y2="4.395cm">
          <text:p/>
        </draw:line>
        <draw:line draw:style-name="gr8" draw:text-style-name="P3" draw:layer="layout" svg:x1="12.089cm" svg:y1="9.647cm" svg:x2="14.464cm" svg:y2="14.9cm">
          <text:p/>
        </draw:line>
        <draw:custom-shape draw:style-name="gr7" draw:text-style-name="P3" draw:layer="layout" svg:width="5.397cm" svg:height="9.219cm" svg:x="15.111cm" svg:y="2.3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807cm" svg:height="1.822cm" svg:x="15.651cm" svg:y="9.54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15cm" svg:height="0.864cm" svg:x="15.768cm" svg:y="9.433cm">
          <draw:text-box>
            <text:p><text:span text:style-name="T3">INPUT</text:span></text:p>
          </draw:text-box>
        </draw:frame>
        <draw:frame draw:style-name="gr10" draw:text-style-name="P6" draw:layer="layout" svg:width="2.69cm" svg:height="1.608cm" svg:x="15.768cm" svg:y="10.076cm">
          <draw:text-box>
            <text:p><text:span text:style-name="T4">location,</text:span></text:p>
            <text:p><text:span text:style-name="T4">income</text:span></text:p>
          </draw:text-box>
        </draw:frame>
        <draw:line draw:style-name="gr11" draw:text-style-name="P3" draw:layer="layout" svg:x1="15.759cm" svg:y1="10.183cm" svg:x2="18.35cm" svg:y2="10.183cm">
          <text:p/>
        </draw:line>
        <draw:frame draw:style-name="gr12" draw:text-style-name="P7" draw:layer="layout" svg:width="2.785cm" svg:height="0.959cm" svg:x="15.457cm" svg:y="8.795cm">
          <draw:text-box>
            <text:p><text:span text:style-name="T5">@trace</text:span></text:p>
          </draw:text-box>
        </draw:frame>
        <draw:custom-shape draw:style-name="gr7" draw:text-style-name="P3" draw:layer="layout" svg:width="2.807cm" svg:height="1.93cm" svg:x="15.651cm" svg:y="3.10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2.74cm" svg:height="0.864cm" svg:x="15.768cm" svg:y="3.001cm">
          <draw:text-box>
            <text:p><text:span text:style-name="T3">OUTPUT</text:span></text:p>
          </draw:text-box>
        </draw:frame>
        <draw:line draw:style-name="gr11" draw:text-style-name="P3" draw:layer="layout" svg:x1="15.758cm" svg:y1="3.75cm" svg:x2="18.349cm" svg:y2="3.75cm">
          <text:p/>
        </draw:line>
        <draw:frame draw:style-name="gr14" draw:text-style-name="P6" draw:layer="layout" svg:width="2.69cm" svg:height="1.567cm" svg:x="15.768cm" svg:y="3.644cm">
          <draw:text-box>
            <text:p><text:span text:style-name="T4">product price</text:span></text:p>
          </draw:text-box>
        </draw:frame>
        <draw:frame draw:style-name="gr15" draw:text-style-name="P7" draw:layer="layout" svg:width="2.785cm" svg:height="0.864cm" svg:x="15.457cm" svg:y="2.251cm">
          <draw:text-box>
            <text:p><text:span text:style-name="T5">@trace</text:span></text:p>
          </draw:text-box>
        </draw:frame>
        <draw:frame draw:style-name="gr16" draw:text-style-name="P8" draw:layer="layout" svg:width="5.348cm" svg:height="1.459cm" svg:x="15.219cm" svg:y="6.539cm">
          <draw:text-box>
            <text:p text:style-name="P3"><text:span text:style-name="T3">RECOMMEDATION</text:span></text:p>
            <text:p text:style-name="P3"><text:span text:style-name="T3">ENGINE</text:span></text:p>
          </draw:text-box>
        </draw:frame>
        <draw:line draw:style-name="gr17" draw:text-style-name="P3" draw:layer="layout" svg:x1="17.81cm" svg:y1="9.219cm" svg:x2="17.81cm" svg:y2="7.825cm">
          <text:p/>
        </draw:line>
        <draw:line draw:style-name="gr17" draw:text-style-name="P3" draw:layer="layout" svg:x1="17.864cm" svg:y1="16.937cm" svg:x2="17.864cm" svg:y2="15.543cm">
          <text:p/>
        </draw:line>
        <draw:custom-shape draw:style-name="gr7" draw:text-style-name="P3" draw:layer="layout" svg:width="5.397cm" svg:height="7.825cm" svg:x="15.11cm" svg:y="13.07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2.906cm" svg:height="2.054cm" svg:x="15.12cm" svg:y="19.402cm">
          <draw:text-box>
            <text:p text:style-name="P3"><text:span text:style-name="T5">TRACED</text:span></text:p>
            <text:p text:style-name="P3"><text:span text:style-name="T5">INPUT</text:span></text:p>
            <text:p><text:span text:style-name="T3"/></text:p>
          </draw:text-box>
        </draw:frame>
        <draw:frame draw:style-name="gr19" draw:text-style-name="P8" draw:layer="layout" svg:width="2.906cm" svg:height="2.375cm" svg:x="17.818cm" svg:y="19.402cm">
          <draw:text-box>
            <text:p text:style-name="P3"><text:span text:style-name="T5">TRACED</text:span></text:p>
            <text:p text:style-name="P3"><text:span text:style-name="T5">OUTPUT</text:span></text:p>
            <text:p><text:span text:style-name="T3"/></text:p>
          </draw:text-box>
        </draw:frame>
        <draw:custom-shape draw:style-name="gr7" draw:text-style-name="P3" draw:layer="layout" svg:width="2.591cm" svg:height="1.501cm" svg:x="15.219cm" svg:y="19.2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483cm" svg:height="1.501cm" svg:x="17.918cm" svg:y="19.295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6.461cm" svg:y1="19.188cm" svg:x2="16.461cm" svg:y2="17.794cm">
          <text:p/>
        </draw:line>
        <draw:line draw:style-name="gr17" draw:text-style-name="P3" draw:layer="layout" svg:x1="19.051cm" svg:y1="19.188cm" svg:x2="19.051cm" svg:y2="17.794cm">
          <text:p/>
        </draw:line>
        <draw:frame draw:style-name="gr20" draw:text-style-name="P8" draw:layer="layout" svg:width="3.727cm" svg:height="0.864cm" svg:x="15.918cm" svg:y="16.937cm">
          <draw:text-box>
            <text:p text:style-name="P3"><text:span text:style-name="T3">CLASSIFIER</text:span></text:p>
          </draw:text-box>
        </draw:frame>
        <draw:custom-shape draw:style-name="gr7" draw:text-style-name="P3" draw:layer="layout" svg:width="2.916cm" svg:height="2.144cm" svg:x="15.65cm" svg:y="13.292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3.338cm" svg:height="1.459cm" svg:x="15.66cm" svg:y="14.042cm">
          <draw:text-box>
            <text:p><text:span text:style-name="T4">correlation</text:span></text:p>
            <text:p><text:span text:style-name="T4">ranking</text:span></text:p>
          </draw:text-box>
        </draw:frame>
        <draw:frame draw:style-name="gr22" draw:text-style-name="P5" draw:layer="layout" svg:width="2.906cm" svg:height="1.352cm" svg:x="15.768cm" svg:y="13.399cm">
          <draw:text-box>
            <text:p><text:span text:style-name="T3">OUTPUT</text:span></text:p>
          </draw:text-box>
        </draw:frame>
        <draw:line draw:style-name="gr11" draw:text-style-name="P3" draw:layer="layout" svg:x1="15.758cm" svg:y1="14.148cm" svg:x2="18.349cm" svg:y2="14.148cm">
          <text:p/>
        </draw:line>
        <draw:line draw:style-name="gr17" draw:text-style-name="P3" draw:layer="layout" svg:x1="17.81cm" svg:y1="6.432cm" svg:x2="17.81cm" svg:y2="5.038cm">
          <text:p/>
        </draw:line>
        <draw:frame draw:style-name="gr23" draw:text-style-name="P2" draw:layer="layout" svg:width="5.221cm" svg:height="1.031cm" svg:x="0.592cm" svg:y="8.83cm">
          <draw:text-box>
            <text:p><text:span text:style-name="T2">CONTROLLER</text:span></text:p>
          </draw:text-box>
        </draw:frame>
        <draw:frame draw:style-name="gr24" draw:text-style-name="P2" draw:layer="layout" svg:width="4.083cm" svg:height="1.031cm" svg:x="6.153cm" svg:y="3.578cm">
          <draw:text-box>
            <text:p><text:span text:style-name="T2">BROWSER</text:span></text:p>
          </draw:text-box>
        </draw:frame>
        <draw:frame draw:style-name="gr25" draw:text-style-name="P2" draw:layer="layout" svg:width="4.1cm" svg:height="1.179cm" svg:x="6.154cm" svg:y="15.007cm">
          <draw:text-box>
            <text:p><text:span text:style-name="T2">BROWSER</text:span></text:p>
          </draw:text-box>
        </draw:frame>
        <draw:line draw:style-name="gr17" draw:text-style-name="P3" draw:layer="layout" svg:x1="11.009cm" svg:y1="15.436cm" svg:x2="14.355cm" svg:y2="15.436cm">
          <text:p/>
        </draw:line>
        <draw:line draw:style-name="gr17" draw:text-style-name="P3" draw:layer="layout" svg:x1="11.008cm" svg:y1="4.127cm" svg:x2="14.354cm" svg:y2="4.127cm">
          <text:p/>
        </draw:line>
        <draw:custom-shape draw:style-name="gr7" draw:text-style-name="P3" draw:layer="layout" svg:width="4.75cm" svg:height="1.501cm" svg:x="5.828cm" svg:y="3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803cm" svg:height="3.109cm" svg:x="8.234cm" svg:y="7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4.75cm" svg:height="1.501cm" svg:x="5.827cm" svg:y="14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9" draw:layer="layout" svg:width="17.397cm" svg:height="1.987cm" svg:x="6.903cm" svg:y="-0.228cm">
          <draw:text-box>
            <text:p><text:span text:style-name="T6">FairTest Architecture</text:span></text:p>
          </draw:text-box>
        </draw:frame>
        <presentation:notes draw:style-name="dp2">
          <draw:page-thumbnail draw:style-name="gr1" draw:layer="layout" svg:width="13.557cm" svg:height="10.476cm" svg:x="4.016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xt Steps - Challeng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xtend into a generic API that can be plugged and used by real applications</text:p>
              </text:list-item>
              <text:list-item>
                <text:p>Investigate the boundaries of discrimination and business necessity</text:p>
              </text:list-item>
              <text:list-item>
                <text:p>Ignore discriminatory behaviours that can be justifi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atlidak </meta:initial-creator>
    <meta:creation-date>2015-03-09T20:14:53</meta:creation-date>
    <dc:date>2015-03-10T09:49:34</dc:date>
    <dc:creator>vatlidak </dc:creator>
    <meta:editing-duration>PT5H24M14S</meta:editing-duration>
    <meta:editing-cycles>14</meta:editing-cycles>
    <meta:generator>LibreOffice/3.5$Linux_X86_64 LibreOffice_project/350m1$Build-2</meta:generator>
    <meta:document-statistic meta:object-count="94"/>
  </office:meta>
</office:document-meta>
</file>